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a73b" officeooo:paragraph-rsid="0003a73b"/>
    </style:style>
    <style:style style:name="P2" style:family="paragraph" style:parent-style-name="Standard">
      <style:text-properties officeooo:rsid="00048265" officeooo:paragraph-rsid="00048265"/>
    </style:style>
    <style:style style:name="P3" style:family="paragraph" style:parent-style-name="Standard">
      <style:text-properties officeooo:rsid="00058ecf" officeooo:paragraph-rsid="00058ecf"/>
    </style:style>
    <style:style style:name="P4" style:family="paragraph" style:parent-style-name="Standard">
      <style:text-properties officeooo:rsid="00069640" officeooo:paragraph-rsid="00069640"/>
    </style:style>
    <style:style style:name="P5" style:family="paragraph" style:parent-style-name="Standard">
      <style:text-properties officeooo:rsid="00080a0a" officeooo:paragraph-rsid="00080a0a"/>
    </style:style>
    <style:style style:name="T1" style:family="text">
      <style:text-properties officeooo:rsid="00080a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_373804811"/>Структурирование в Кочерге, 10 сентября 2020</text:p>
      <text:p text:style-name="P1">Структурируемый: Михаил Зыбин, структурирующий: Вячеслав Матюхин</text:p>
      <text:p text:style-name="P1">Тема: Что такое духовность и чем она полезна?</text:p>
      <text:p text:style-name="P1"/>
      <text:p text:style-name="P1">Духовность в привычном употреблении этого слова сильно пересекается с религией, мистикой, эзотерикой и сакральностью, а также с этикой, моралью и психологией. Хочется понять, может ли существовать и быть полезной в жизни здоровая, секулярная, рациональная духовность? Существует ли духовный путь? Это путь куда? Что он развивает?</text:p>
      <text:p text:style-name="P1">Если есть интерес к духовности, то легко впасть в доверие авторитету и аффективную спираль. В духовности можно выделить множество систем, которые так или иначе претендуют на регуляцию поведения человека и заявляют о своей всеобщности, в то время как всеобщными они не являются, то есть не охватывают все проблемы человека и сферы жизни.</text:p>
      <text:p text:style-name="P1">Со словом “духовность” есть много ассоциаций, которые я упомянул вначале. Зададимся вопросом, для чего нам это понятие, какие задачи мы хотим решить. Давайте выделим наиболее хорошие, интересные аспекты, тем самым заземлившись, и поработаем с ними.</text:p>
      <text:p text:style-name="P2">В первом приближении духовность помогает со следующим:</text:p>
      <text:p text:style-name="P2">- развитие этичного поведения</text:p>
      <text:p text:style-name="P2">- повышение счастья и внутреннего благополучия</text:p>
      <text:p text:style-name="P2">- повышение качества взаимодействий с людьми</text:p>
      <text:p text:style-name="P2">- улучшение понимания себя</text:p>
      <text:p text:style-name="P2">Каждую из этих задач можно решать альтернативным способом. К примеру, читать работы Питера Сингера, вести дневник благодарностей, развивать социальные навыки, практиковать фокусинг. Есть ли что-то в духовности помимо выделенных аспектов? Мы думаем, что да – давайте рассмотрим, что именно.</text:p>
      <text:p text:style-name="P2">Духовность на некотором особом уровне благотворно влияет на отношение к себе и ощущение сиюминутного опыта. <text:span text:style-name="T1">С помощью медитации можно переходить от мироощущения “Есть я, есть мир, и я решаю в нем задачи, и если не получается, я страдаю” к мироощущению “Я неразрывно связан и взаимозависим с миром, я постоянно меняюсь, я не привязан к себе и своим амбициям, и принимаю то, что происходит”. </text:span></text:p>
      <text:p text:style-name="P3">Ум человека, как известно, представляет собой систему, состоящую из множества частей. Эти части могут иметь разную информацию и разные желания, и чем более они разные, тем более человек непроинтегрирован. Духовность может развивать аутентичность – глубокий контакт со своими эмоциями, со своим опытом, со всеми своими частями. <text:span text:style-name="T1">Пример – способность сильно наслаждаться от питья любимого чая.</text:span></text:p>
      <text:p text:style-name="P3">Духовность может помогать людям становиться более “живыми” - то есть уметь выражать и чувствовать себя в разном и широком спектре переживаний. </text:p>
      <text:p text:style-name="P3">Выдуманный художественный пример: – человек идет мимо кладбища и видит, как настоятель, которого считают просветленным человеком, сидит у могилы и плачет. Человек подходит к настоятелю и спрашивает “Почему ты плачешь, настоятель? Про тебя же говорят, что ты просветленный, что ты полностью сбросил оковы страданий, постиг суть бытия, стал мастером безмятежности и мудрости” Настоятель ответил: “Потому что мне грустно”</text:p>
      <text:p text:style-name="P5">Михаил, несмотря на свой медитативный опыт, обладает слабо развитыми аутентичностью и живостью из-за врожденной алекситимии. </text:p>
      <text:p text:style-name="P4">Уровни ощущения себя могут быть разными у разных людей, и их можно концептуализировать – к примеру, с помощью уровней развития Кегана (Constructive Development Theory – здесь мы не будем подробно это разбирать). Различные духовные учения могут обещать своим последорвателям достижение высоких уровней духовного развития, однако при этом у начинающих этот уровень может быть недостаточно высок, чтобы они могли с уверенностью сказать, какое учение и почему им нужно, и нужно ли вообще какое-то. <text:span text:style-name="T1">Просветления могут быть очень разными. </text:span>Если есть такая неопределенность, то лучше не изучать какую-нибудь древнюю мудрость, которая будет <text:soft-page-break/>говорить, как жить и что делать, а усилять свою способность “видеть” и “распознавать”, копать вширь, больше думать самому.</text:p>
      <text:p text:style-name="P4">В заключение добавим и подчеркнем, что у религии нет монополии на духовность, что духовность в жизни присутствует в большем количестве, чем мы обычно замечаем, и духовность не является чем-то уникальным и сакральным.<text:bookmark-end text:name="__DdeLink__1_3738048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21:11:07.489287160</meta:creation-date>
    <dc:date>2020-09-11T22:26:40.450959635</dc:date>
    <meta:editing-duration>PT21M32S</meta:editing-duration>
    <meta:editing-cycles>1</meta:editing-cycles>
    <meta:document-statistic meta:table-count="0" meta:image-count="0" meta:object-count="0" meta:page-count="2" meta:paragraph-count="19" meta:word-count="564" meta:character-count="3990" meta:non-whitespace-character-count="3436"/>
    <meta:generator>LibreOffice/6.0.7.3$Linux_X86_64 LibreOffice_project/00m0$Build-3</meta:generator>
  </office:meta>
</office:document-meta>
</file>